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4ab1" officeooo:paragraph-rsid="00046ae1"/>
    </style:style>
    <style:style style:name="P2" style:family="paragraph" style:parent-style-name="Standard">
      <style:text-properties officeooo:rsid="0005cb5b" officeooo:paragraph-rsid="0005cb5b"/>
    </style:style>
    <style:style style:name="P3" style:family="paragraph" style:parent-style-name="Standard">
      <style:text-properties officeooo:rsid="0005cb5b" officeooo:paragraph-rsid="00083570"/>
    </style:style>
    <style:style style:name="P4" style:family="paragraph" style:parent-style-name="Standard">
      <style:text-properties officeooo:rsid="00066ca5" officeooo:paragraph-rsid="00066ca5"/>
    </style:style>
    <style:style style:name="P5" style:family="paragraph" style:parent-style-name="Standard">
      <style:text-properties officeooo:rsid="00083570" officeooo:paragraph-rsid="00083570"/>
    </style:style>
    <style:style style:name="P6" style:family="paragraph" style:parent-style-name="Standard">
      <style:text-properties officeooo:rsid="000a4393" officeooo:paragraph-rsid="000a4393"/>
    </style:style>
    <style:style style:name="P7" style:family="paragraph" style:parent-style-name="Standard">
      <style:text-properties officeooo:rsid="00060903" officeooo:paragraph-rsid="00060903"/>
    </style:style>
    <style:style style:name="P8" style:family="paragraph" style:parent-style-name="Standard">
      <style:text-properties officeooo:rsid="000ad84b" officeooo:paragraph-rsid="000ad84b"/>
    </style:style>
    <style:style style:name="P9" style:family="paragraph" style:parent-style-name="Standard">
      <style:text-properties officeooo:rsid="0005cb5b" officeooo:paragraph-rsid="000bcd9c"/>
    </style:style>
    <style:style style:name="P10" style:family="paragraph" style:parent-style-name="Standard">
      <style:text-properties officeooo:rsid="0005cb5b" officeooo:paragraph-rsid="0005cb5b"/>
    </style:style>
    <style:style style:name="P11" style:family="paragraph" style:parent-style-name="Standard">
      <style:text-properties officeooo:rsid="0005cb5b" officeooo:paragraph-rsid="00083570"/>
    </style:style>
    <style:style style:name="P12" style:family="paragraph" style:parent-style-name="Standard">
      <style:text-properties officeooo:rsid="000c5c35" officeooo:paragraph-rsid="000c5c35"/>
    </style:style>
    <style:style style:name="P13" style:family="paragraph" style:parent-style-name="Standard">
      <style:text-properties officeooo:rsid="000e3037" officeooo:paragraph-rsid="000e3037"/>
    </style:style>
    <style:style style:name="P14" style:family="paragraph" style:parent-style-name="Standard">
      <style:text-properties officeooo:rsid="000f5a21" officeooo:paragraph-rsid="000f5a21"/>
    </style:style>
    <style:style style:name="T1" style:family="text">
      <style:text-properties officeooo:rsid="001d764d"/>
    </style:style>
    <style:style style:name="T2" style:family="text">
      <style:text-properties officeooo:rsid="00046ae1"/>
    </style:style>
    <style:style style:name="T3" style:family="text">
      <style:text-properties officeooo:rsid="00066ca5"/>
    </style:style>
    <style:style style:name="T4" style:family="text">
      <style:text-properties officeooo:rsid="00083570"/>
    </style:style>
    <style:style style:name="T5" style:family="text">
      <style:text-properties officeooo:rsid="000947be"/>
    </style:style>
    <style:style style:name="T6" style:family="text">
      <style:text-properties officeooo:rsid="000a4393"/>
    </style:style>
    <style:style style:name="T7" style:family="text">
      <style:text-properties officeooo:rsid="000ad84b"/>
    </style:style>
    <style:style style:name="T8" style:family="text">
      <style:text-properties officeooo:rsid="000bcd9c"/>
    </style:style>
    <style:style style:name="T9" style:family="text">
      <style:text-properties officeooo:rsid="000c5c35"/>
    </style:style>
    <style:style style:name="T10" style:family="text">
      <style:text-properties officeooo:rsid="000e3037"/>
    </style:style>
    <style:style style:name="T11" style:family="text">
      <style:text-properties officeooo:rsid="000f5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<text:span text:style-name="T2">2</text:span> <text:span text:style-name="T1">Lab</text:span></text:p>
      <text:p text:style-name="P1">Peter Atkinson - 2555678</text:p>
      <text:p text:style-name="P1">Antoni Stevenet – <text:span text:style-name="T2">2557398</text:span></text:p>
      <text:p text:style-name="P1"/>
      <text:p text:style-name="P2">1. In Chrome: </text:p>
      <text:p text:style-name="P2"><text:tab/>View → Developer → JavaScript console</text:p>
      <text:p text:style-name="P2"/>
      <text:p text:style-name="P2">2. document.body.style.background ="red"</text:p>
      <text:p text:style-name="P7">&lt;a <text:span text:style-name="T7">id=”q2”</text:span> href="http://google.nl"&gt;Click here for free gold!&lt;/a&gt;</text:p>
      <text:p text:style-name="P8">document.querySelector('#q2').href='<text:a xlink:type="simple" xlink:href="http://google.ca/" text:style-name="Internet_20_link" text:visited-style-name="Visited_20_Internet_20_Link">http://</text:a>example.org'</text:p>
      <text:p text:style-name="P2"/>
      <text:p text:style-name="P2">3. <text:span text:style-name="T7">In jQuery you do without the 'document.querySelector' and replace it with a dollar sign.</text:span></text:p>
      <text:p text:style-name="P12">DOM</text:p>
      <text:p text:style-name="P12">Pros: Don't need entire jQuery library</text:p>
      <text:p text:style-name="P13">faster <text:span text:style-name="T11">execution</text:span></text:p>
      <text:p text:style-name="P14">gives begineers a better understanding of what they're doing</text:p>
      <text:p text:style-name="P12">Cons: longer to type</text:p>
      <text:p text:style-name="P12">jQuery</text:p>
      <text:p text:style-name="P12">Pros: shorter to type</text:p>
      <text:p text:style-name="P12">Cons: Need browser to load entire jQuery library</text:p>
      <text:p text:style-name="P12"><text:tab/><text:span text:style-name="T10">slower execution</text:span></text:p>
      <text:p text:style-name="P12"><text:tab/><text:span text:style-name="T11">could be done with much less overhead</text:span></text:p>
      <text:p text:style-name="P2"/>
      <text:p text:style-name="P2">4.</text:p>
      <text:p text:style-name="P4">JavaScript is interpreted – Java is compiled</text:p>
      <text:p text:style-name="P4">JS is embedded in HTML – Java applets <text:span text:style-name="T6">are accessed from HTML</text:span></text:p>
      <text:p text:style-name="P4">JS variable types <text:span text:style-name="T6">not declared – variable types must be decalred</text:span></text:p>
      <text:p text:style-name="P4">http://www.doc.ic.ac.uk/~nd/surprise_97/journal/vol1/tay/Javascript.html</text:p>
      <text:p text:style-name="P3"/>
      <text:p text:style-name="P3">5. <text:span text:style-name="T3">AJAX = asynchronous JavaScript and XML. The “asynchronous” means that a web page is able to communicate with the server and update itself without needed to refresh the page. (source: http://www.wrox.com/WileyCDA/Section/id-303217.html)</text:span></text:p>
      <text:p text:style-name="P2"/>
      <text:p text:style-name="P2">6. <text:span text:style-name="T8">Host objects are supplied by the browser (host environment). Native objects are implemented in JavaScript.</text:span></text:p>
      <text:p text:style-name="P9"/>
      <text:p text:style-name="P9">7. <text:span text:style-name="T8">JavaScript String objects store a series of characters. Date objects are used to manipulate dates and times (source: http://www.w3schools.com/jsref/)</text:span></text:p>
      <text:p text:style-name="P2"/>
      <text:p text:style-name="P2">8. <text:span text:style-name="T4">Events = Something that happens to HTML elements (ex: mouse clicks, keypresses, form submissions etc...)</text:span></text:p>
      <text:p text:style-name="P5">Event listeners <text:span text:style-name="T5">wait for specific events and then react to them</text:span></text:p>
      <text:p text:style-name="P2"/>
      <text:p text:style-name="P2">9.</text:p>
      <text:p text:style-name="P2"/>
      <text:p text:style-name="P2"/>
      <text:p text:style-name="P6">Bon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5:29:19.245851000</meta:creation-date>
    <meta:editing-duration>PT25M10S</meta:editing-duration>
    <meta:editing-cycles>4</meta:editing-cycles>
    <meta:generator>LibreOffice/4.3.5.2$MacOSX_X86_64 LibreOffice_project/3a87456aaa6a95c63eea1c1b3201acedf0751bd5</meta:generator>
    <dc:date>2015-01-08T16:24:53.919742000</dc:date>
    <meta:document-statistic meta:table-count="0" meta:image-count="0" meta:object-count="0" meta:page-count="1" meta:paragraph-count="31" meta:word-count="215" meta:character-count="1546" meta:non-whitespace-character-count="1354"/>
  </office:meta>
</office:document-meta>
</file>